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text-properties fo:language="en" fo:country="GB" style:text-underline-style="none" style:language-asian="zxx" style:country-asian="none" style:language-complex="zxx" style:country-complex="none"/>
    </style:style>
    <style:style style:name="P3" style:family="paragraph" style:parent-style-name="Text_20_body">
      <style:paragraph-properties fo:text-align="justify" style:justify-single-word="false"/>
      <style:text-properties style:font-name="Courier New" fo:language="en" fo:country="GB" style:text-underline-style="none" style:language-asian="zxx" style:country-asian="none" style:language-complex="zxx" style:country-complex="none"/>
    </style:style>
    <style:style style:name="P4" style:family="paragraph" style:parent-style-name="Text_20_body">
      <style:paragraph-properties fo:text-align="justify" style:justify-single-word="false"/>
      <style:text-properties style:font-name="Courier New" fo:font-size="10pt" fo:language="en" fo:country="GB" style:text-underline-style="none" style:font-size-asian="10pt" style:language-asian="zxx" style:country-asian="none" style:font-size-complex="10pt" style:language-complex="zxx" style:country-complex="none"/>
    </style:style>
    <style:style style:name="P5" style:family="paragraph" style:parent-style-name="Heading_20_1">
      <style:text-properties fo:language="en" fo:country="GB" style:text-underline-style="solid" style:text-underline-width="auto" style:text-underline-color="font-color" style:language-asian="zxx" style:country-asian="none" style:language-complex="zxx" style:country-complex="none"/>
    </style:style>
    <style:style style:name="P6" style:family="paragraph" style:parent-style-name="Text_20_body">
      <style:text-properties fo:language="en" fo:country="GB" style:text-underline-style="none" fo:font-weight="bold"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language="en" fo:country="GB" style:text-underline-style="none" style:language-asian="zxx" style:country-asian="none" style:language-complex="zxx" style:country-complex="none"/>
    </style:style>
    <style:style style:name="P8" style:family="paragraph" style:parent-style-name="Text_20_body">
      <style:paragraph-properties fo:text-align="justify" style:justify-single-word="false"/>
      <style:text-properties fo:color="#0000ff" fo:language="en" fo:country="GB" style:text-underline-style="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color="#0000ff"/>
    </style:style>
    <style:style style:name="T4" style:family="text">
      <style:text-properties fo:color="#0000ff" fo:font-style="italic" style:font-style-asian="italic" style:font-style-complex="italic"/>
    </style:style>
    <style:style style:name="T5" style:family="text">
      <style:text-properties fo:color="#0000f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sting Alphatronics Boards AP320 and AP319</text:h>
      <text:p text:style-name="P1"/>
      <text:p text:style-name="P1">December 5, 2013</text:p>
      <text:h text:style-name="Heading_20_3" text:outline-level="3">The spectrum analyzer</text:h>
      <text:p text:style-name="P2">This will let you see how close the radio frequency of a transmitter is to the target. Flash one Warsaw node with the enclosed image file <text:span text:style-name="T1">Image_sa.a43</text:span>. Connect the node via the standard dongle to a USB port on your PC (Windows 7 or Vista should be fine). Then run the enclosed SA program (file <text:span text:style-name="T1">SA.exe</text:span>) – no installation. After a while, the program should connect to the node and show a mostly self-explanatory window.</text:p>
      <text:p text:style-name="P2">A manual is enclosed. In a nutshell, there are two modes:</text:p>
      <text:p text:style-name="P2">For checking the frequency of a transmitting node, select the width from the <text:span text:style-name="T1">Band/mode</text:span> menu to, say, 2MHz. The <text:span text:style-name="T1">Center frequency</text:span> indicator should be showing 904.00 MHz (which is our target). Make sure there's no other transmitter nearby, only the device under test. Click <text:span text:style-name="T1">Start</text:span> in the right lower corner and make sure that the device under test transmits some packets. You will see the spectrum slowly building up with time.</text:p>
      <text:p text:style-name="P2">If you want to see packets transmitted by nearby devices (assuming the frequency is right), <text:span text:style-name="T1">Stop</text:span> the analyzer and select <text:span text:style-name="T1">Single/rcv</text:span> from the <text:span text:style-name="T1">Band/mode</text:span> menu. <text:span text:style-name="T1">Center frequency</text:span> should be at 904.00 (unless you want to try something exotic). You may also click <text:span text:style-name="T1">Paket Log On</text:span> to see the packet contents in a separate window. When you <text:span text:style-name="T1">Start</text:span> the program now, you should be seeing the incoming packets both graphically and in hex.</text:p>
      <text:p text:style-name="P2">Note that the program may be sometimes slow to stop, i.e., it won't immediately respond to <text:span text:style-name="T1">Stop</text:span> (this is normal). </text:p>
      <text:h text:style-name="Heading_20_3" text:outline-level="3">The monitor</text:h>
      <text:p text:style-name="P8">The role of the monitor is to respond to packets sent by AP320 and AP319 in response to button press events. The monitor can be run on a Warsaw board (<text:span text:style-name="T1">Image_monitor.a43</text:span>) or in AP321 (<text:span text:style-name="T1">Image_monitor_ap321.a43</text:span>). Do not run more than one monitor at a time, because they may confuse each other.</text:p>
      <text:p text:style-name="P2">Flash the node with the respective image: <text:span text:style-name="T4">Image_monitor.a43 </text:span><text:span text:style-name="T5">for a Warsaw board and </text:span><text:span text:style-name="T4">Image_monitor_ap321.a43</text:span><text:span text:style-name="T5"> for AP321</text:span><text:span text:style-name="T3">.</text:span> Connect the node to a terminal emulator at 9600 bps (standard parameters). The node takes no input, it only outputs lines of text to the terminal. It will allow you to see the activities of AP320 and AP319 (see below). It will also acknowledge those activities, i.e., send packets back to the devices to test whether the RF communication works both way. <text:span text:style-name="T3">Note: you don't absolutely have to connect the node to the terminal emulator, because packet reception and acknowledgement by the monitor can be seen on AP319 and AP320 (in the LEDs). The LEDs on AP321 (and also on the Warsaw board) blink with RF activities, too.</text:span></text:p>
      <text:h text:style-name="Heading_20_3" text:outline-level="3">AP320</text:h>
      <text:p text:style-name="P2">Flash <text:span text:style-name="T1">Image_panic.a43</text:span> into AP320. Note that the program assumes the fixed version, <text:soft-page-break/>i.e., the panic button on P1.0 (active low) and the external LED on P4.4 (active high). As soon as you reset the device, all the LEDs will blink a few times and go off. This means that the device has started OK and entered the normal wait mode. Current usage in that mode should be of order 5uA. This is the current on my device built of the TI development board exactly according to the new schematics.</text:p>
      <text:p text:style-name="P2">When you press the button, the front LED will go on, and the device will send a WAKE packet to the monitor. It will try up to 4 times at 1 sec intervals. As soon as the packet is acknowledged by the monitor, the LED will blink quickly four times and go off. This means that the device is back in waiting mode. If the packet is not acknowledged and the four attempts have been made, the LED will blink twice and the device will go to wait. Again, whenever in wait, the device should be draining current of order 5uA.</text:p>
      <text:p text:style-name="P2">In the monitor, a WAKE packet is shown like this:</text:p>
      <text:p text:style-name="P3"><text:tab/><text:span text:style-name="T2">WAKE: host = 57005, rss = 138, qua = 0, count = 5</text:span></text:p>
      <text:p text:style-name="P2">The first number is intended to identify the sender (it is 57005 for AP320), then we have the RSS indication, the so-called quality assessment (0 is good), and the number of times the button has been pressed since last reset. Having received a WAKE packet, the monitor immediately acknowledges it. Note that, if you want, you can see the acknowledgement packets in the spectrum analyzer.</text:p>
      <text:p text:style-name="P2">To test the frequency, run the spectrum analyzer and switch off the monitor, so there are no acknowledgements. Then press the button a few times. Four packets go out after every press, and you should be seeing how they contribute to the spectrum in the analyzer's window.</text:p>
      <text:h text:style-name="Heading_20_3" text:outline-level="3">AP319</text:h>
      <text:p text:style-name="P2">Flash <text:span text:style-name="T1">Image_but.a43</text:span> into AP319. As soon as you reset the device, the LED will blink a few times and go off. This means that the device has started OK and entered the normal wait mode. Current usage in that mode should be of order 5uA (this is what I currently see).</text:p>
      <text:p text:style-name="P2">When you press any button between 1 and 5, the device will send a BUTTON packet to the monitor, and the monitor will acknowledge that packet. The device tries four times and stops as soon as the packet is acknowledged. This is similar to AP320, except that there are more buttons. When the packet is acknowledged, the front LED will blink 4 times and the device will get back to wait. Otherwise, after four attempts, the LED will blink twice.</text:p>
      <text:p text:style-name="P2">Button 6 is different in that it begins a continuous (infinite) series of transmissions (still acknowledged, but not stopped by the acknowledgements) at 1 sec intervals. To stop, press any other button.</text:p>
      <text:p text:style-name="P2">Here is how a BUTTON packet is shown by the monitor:</text:p>
      <text:p text:style-name="P4"><text:tab/>BUTTON: host = 98, rss = 137, qua = 0, count = 3, B=0010, S=0001</text:p>
      <text:p text:style-name="P2">The first four numbers are as for AP320. The host ID is shown as the decimal value selected on the rotary switches.</text:p>
      <text:p text:style-name="P2">B shows the button(s) pressed (the number of bit from the right, i.e., 0001 = button 1, 0002 = button 2, 0004 = button 3, 0008 = button 4, 0010 = button 5, 0020 = button 6). S <text:soft-page-break/>is a hex bit pattern describing the setting of the remaining switches.</text:p>
      <text:p text:style-name="P2">Again, the current drain whenever the device is not sending anything and the front LED is not lit should be of order 5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M21S</meta:editing-duration>
    <meta:editing-cycles>38</meta:editing-cycles>
    <meta:generator>OpenOffice/4.0.1$Win32 OpenOffice.org_project/401m5$Build-9714</meta:generator>
    <dc:date>2013-12-05T15:19:32.28</dc:date>
    <dc:creator>Pawel Gburzynski</dc:creator>
    <meta:document-statistic meta:table-count="0" meta:image-count="0" meta:object-count="0" meta:page-count="3" meta:paragraph-count="27" meta:word-count="1049" meta:character-count="5822"/>
    <meta:user-defined meta:name="Info 1"/>
    <meta:user-defined meta:name="Info 2"/>
    <meta:user-defined meta:name="Info 3"/>
    <meta:user-defined meta:name="Info 4"/>
  </office:meta>
</office:document-meta>
</file>